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itle">
      <style:text-properties fo:color="#0066ff" fo:font-size="24pt" style:font-size-asian="24pt" style:font-size-complex="24pt"/>
    </style:style>
    <style:style style:name="P2" style:family="paragraph" style:parent-style-name="Standard">
      <style:text-properties fo:font-size="9pt" officeooo:rsid="0011f973" officeooo:paragraph-rsid="0011f973" style:font-size-asian="9pt" style:font-size-complex="9pt"/>
    </style:style>
    <style:style style:name="P3" style:family="paragraph" style:parent-style-name="Standard">
      <style:text-properties fo:font-size="9pt" officeooo:rsid="00132cd4" officeooo:paragraph-rsid="00132cd4"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arision of Voorschoten and Valkenburg</text:p>
      <text:p text:style-name="P3"/>
      <text:h text:style-name="Heading_20_1" text:outline-level="1">Plan</text:h>
      <text:p text:style-name="P3">Look at the following variables:</text:p>
      <text:p text:style-name="P3">Temperature, windspeed, humidity, solar radiation, cloudiness, rainfall</text:p>
      <text:p text:style-name="P2"/>
      <text:p text:style-name="P2"/>
      <text:p text:style-name="P2"># BRON: KONINKLIJK NEDERLANDS METEOROLOGISCH INSTITUUT (KNMI)</text:p>
      <text:p text:style-name="P2"># Opmerking: door stationsverplaatsingen en veranderingen in waarneemmethodieken zijn deze tijdreeksen van dagwaarden mogelijk inhomogeen! Dat betekent dat deze reeks van gemeten waarden niet geschikt is voor trendanalyse. Voor studies naar klimaatverandering verwijzen we naar de gehomogeniseerde reeks maandtemperaturen van De Bilt &lt;http://www.knmi.nl/kennis-en-datacentrum/achtergrond/gehomogeniseerde-reeks-maandtemperaturen-de-bilt&gt; of de Centraal Nederland Temperatuur &lt;http://www.knmi.nl/kennis-en-datacentrum/achtergrond/centraal-nederland-temperatuur-cnt&gt;.</text:p>
      <text:p text:style-name="P2"># </text:p>
      <text:p text:style-name="P2"># </text:p>
      <text:p text:style-name="P2"># STN <text:s text:c="5"/>LON(east) <text:s text:c="2"/>LAT(north) <text:s text:c="4"/>ALT(m) <text:s/>NAME</text:p>
      <text:p text:style-name="P2"># 210: <text:s text:c="8"/>4.430 <text:s text:c="6"/>52.171 <text:s text:c="5"/>-0.20 <text:s/>VALKENBURG</text:p>
      <text:p text:style-name="P2"># 215: <text:s text:c="8"/>4.437 <text:s text:c="6"/>52.141 <text:s text:c="5"/>-1.10 <text:s/>VOORSCHOTEN</text:p>
      <text:p text:style-name="P2"># </text:p>
      <text:p text:style-name="P2"># YYYYMMDD = Datum (YYYY=jaar MM=maand DD=dag); </text:p>
      <text:p text:style-name="P2"># DDVEC <text:s text:c="3"/>= Vectorgemiddelde windrichting in graden (360=noord, 90=oost, 180=zuid, 270=west, 0=windstil/variabel). Zie http://www.knmi.nl/kennis-en-datacentrum/achtergrond/klimatologische-brochures-en-boeken; </text:p>
      <text:p text:style-name="P2"># FHVEC <text:s text:c="3"/>= Vectorgemiddelde windsnelheid (in 0.1 m/s). Zie http://www.knmi.nl/kennis-en-datacentrum/achtergrond/klimatologische-brochures-en-boeken; </text:p>
      <text:p text:style-name="P2"># FG <text:s text:c="6"/>= Etmaalgemiddelde windsnelheid (in 0.1 m/s); </text:p>
      <text:p text:style-name="P2"># FHX <text:s text:c="5"/>= Hoogste uurgemiddelde windsnelheid (in 0.1 m/s); </text:p>
      <text:p text:style-name="P2"># FHXH <text:s text:c="4"/>= Uurvak waarin FHX is gemeten; </text:p>
      <text:p text:style-name="P2"># FHN <text:s text:c="5"/>= Laagste uurgemiddelde windsnelheid (in 0.1 m/s); </text:p>
      <text:p text:style-name="P2"># FHNH <text:s text:c="4"/>= Uurvak waarin FHN is gemeten; </text:p>
      <text:p text:style-name="P2"># FXX <text:s text:c="5"/>= Hoogste windstoot (in 0.1 m/s); </text:p>
      <text:p text:style-name="P2"># FXXH <text:s text:c="4"/>= Uurvak waarin FXX is gemeten; </text:p>
      <text:p text:style-name="P2"># TG <text:s text:c="6"/>= Etmaalgemiddelde temperatuur (in 0.1 graden Celsius); </text:p>
      <text:p text:style-name="P2"># TN <text:s text:c="6"/>= Minimum temperatuur (in 0.1 graden Celsius); </text:p>
      <text:p text:style-name="P2"># TNH <text:s text:c="5"/>= Uurvak waarin TN is gemeten; </text:p>
      <text:p text:style-name="P2"># TX <text:s text:c="6"/>= Maximum temperatuur (in 0.1 graden Celsius); </text:p>
      <text:p text:style-name="P2"># TXH <text:s text:c="5"/>= Uurvak waarin TX is gemeten; </text:p>
      <text:p text:style-name="P2"># T10N <text:s text:c="4"/>= Minimum temperatuur op 10 cm hoogte (in 0.1 graden Celsius); </text:p>
      <text:p text:style-name="P2"># T10NH <text:s text:c="3"/>= 6-uurs tijdvak waarin T10N is gemeten; 6=0-6 UT, 12=6-12 UT, 18=12-18 UT, 24=18-24 UT</text:p>
      <text:p text:style-name="P2"># SQ <text:s text:c="6"/>= Zonneschijnduur (in 0.1 uur) berekend uit de globale straling (-1 voor &lt;0.05 uur); </text:p>
      <text:p text:style-name="P2"># SP <text:s text:c="6"/>= Percentage van de langst mogelijke zonneschijnduur; </text:p>
      <text:p text:style-name="P2"># Q <text:s text:c="7"/>= Globale straling (in J/cm2); </text:p>
      <text:p text:style-name="P2"># DR <text:s text:c="6"/>= Duur van de neerslag (in 0.1 uur); </text:p>
      <text:p text:style-name="P2"># RH <text:s text:c="6"/>= Etmaalsom van de neerslag (in 0.1 mm) (-1 voor &lt;0.05 mm); </text:p>
      <text:p text:style-name="P2"># RHX <text:s text:c="5"/>= Hoogste uursom van de neerslag (in 0.1 mm) (-1 voor &lt;0.05 mm); </text:p>
      <text:p text:style-name="P2"># RHXH <text:s text:c="4"/>= Uurvak waarin RHX is gemeten; </text:p>
      <text:p text:style-name="P2"># PG <text:s text:c="6"/>= Etmaalgemiddelde luchtdruk herleid tot zeeniveau (in 0.1 hPa) berekend uit 24 uurwaarden; </text:p>
      <text:p text:style-name="P2"># PX <text:s text:c="6"/>= Hoogste uurwaarde van de luchtdruk herleid tot zeeniveau (in 0.1 hPa); </text:p>
      <text:p text:style-name="P2"># PXH <text:s text:c="5"/>= Uurvak waarin PX is gemeten; </text:p>
      <text:p text:style-name="P2"># PN <text:s text:c="6"/>= Laagste uurwaarde van de luchtdruk herleid tot zeeniveau (in 0.1 hPa); </text:p>
      <text:p text:style-name="P2"># PNH <text:s text:c="5"/>= Uurvak waarin PN is gemeten; </text:p>
      <text:p text:style-name="P2"># VVN <text:s text:c="5"/>= Minimum opgetreden zicht; 0: &lt;100 m, 1:100-200 m, 2:200-300 m,..., 49:4900-5000 m, 50:5-6 km, 56:6-7 km, 57:7-8 km,..., 79:29-30 km, 80:30-35 km, 81:35-40 km,..., 89: &gt;70 km)</text:p>
      <text:p text:style-name="P2"># VVNH <text:s text:c="4"/>= Uurvak waarin VVN is gemeten; </text:p>
      <text:p text:style-name="P2"># VVX <text:s text:c="5"/>= Maximum opgetreden zicht; 0: &lt;100 m, 1:100-200 m, 2:200-300 m,..., 49:4900-5000 m, 50:5-6 km, 56:6-7 km, 57:7-8 km,..., 79:29-30 km, 80:30-35 km, 81:35-40 km,..., 89: &gt;70 km)</text:p>
      <text:p text:style-name="P2"># VVXH <text:s text:c="4"/>= Uurvak waarin VVX is gemeten; </text:p>
      <text:p text:style-name="P2"># NG <text:s text:c="6"/>= Etmaalgemiddelde bewolking (bedekkingsgraad van de bovenlucht in achtsten, 9=bovenlucht onzichtbaar); </text:p>
      <text:p text:style-name="P2"># UG <text:s text:c="6"/>= Etmaalgemiddelde relatieve vochtigheid (in procenten); </text:p>
      <text:p text:style-name="P2"># UX <text:s text:c="6"/>= Maximale relatieve vochtigheid (in procenten); </text:p>
      <text:p text:style-name="P2"># UXH <text:s text:c="5"/>= Uurvak waarin UX is gemeten; </text:p>
      <text:p text:style-name="P2"># UN <text:s text:c="6"/>= Minimale relatieve vochtigheid (in procenten); </text:p>
      <text:p text:style-name="P2"><text:soft-page-break/># UNH <text:s text:c="5"/>= Uurvak waarin UN is gemeten; </text:p>
      <text:p text:style-name="P2"># EV24 <text:s text:c="4"/>= Referentiegewasverdamping (Makkink) (in 0.1 mm); </text:p>
      <text:p text:style-name="P2"/>
      <text:p text:style-name="P2"/>
      <text:p text:style-name="P2"># BRON: KONINKLIJK NEDERLANDS METEOROLOGISCH INSTITUUT (KNMI)</text:p>
      <text:p text:style-name="P2"># Opmerking: door stationsverplaatsingen en veranderingen in waarneemmethodieken zijn deze tijdreeksen van uurwaarden mogelijk inhomogeen! Dat betekent dat deze reeks van gemeten waarden niet geschikt is voor trendanalyse. Voor studies naar klimaatverandering verwijzen we naar de gehomogeniseerde reeks maandtemperaturen van De Bilt &lt;http://www.knmi.nl/klimatologie/onderzoeksgegevens/homogeen_260/index.html&gt; of de Centraal Nederland Temperatuur &lt;http://www.knmi.nl/klimatologie/onderzoeksgegevens/CNT/&gt;.</text:p>
      <text:p text:style-name="P2"># </text:p>
      <text:p text:style-name="P2"># </text:p>
      <text:p text:style-name="P2"># STN <text:s text:c="5"/>LON(east) <text:s text:c="2"/>LAT(north) <text:s text:c="4"/>ALT(m) <text:s/>NAME</text:p>
      <text:p text:style-name="P2"># 210: <text:s text:c="8"/>4.419 <text:s text:c="6"/>52.165 <text:s text:c="5"/>-0.20 <text:s/>VALKENBURG</text:p>
      <text:p text:style-name="P2"># 215: <text:s text:c="8"/>4.437 <text:s text:c="6"/>52.141 <text:s text:c="5"/>-1.20 <text:s/>VOORSCHOTEN</text:p>
      <text:p text:style-name="P2"># </text:p>
      <text:p text:style-name="P2"># YYYYMMDD = datum (YYYY=jaar,MM=maand,DD=dag); </text:p>
      <text:p text:style-name="P2"># HH <text:s text:c="6"/>= tijd (HH=uur, UT.12 UT=13 MET, 14 MEZT. Uurvak 05 loopt van 04.00 UT tot 5.00 UT; </text:p>
      <text:p text:style-name="P2"># DD <text:s text:c="6"/>= Windrichting (in graden) gemiddeld over de laatste 10 minuten van het afgelopen uur (360=noord, 90=oost, 180=zuid, 270=west, 0=windstil 990=veranderlijk. Zie http://www.knmi.nl/kennis-en-datacentrum/achtergrond/klimatologische-brochures-en-boeken; </text:p>
      <text:p text:style-name="P2"># FH <text:s text:c="6"/>= Uurgemiddelde windsnelheid (in 0.1 m/s). Zie http://www.knmi.nl/kennis-en-datacentrum/achtergrond/klimatologische-brochures-en-boeken; </text:p>
      <text:p text:style-name="P2"># FF <text:s text:c="6"/>= Windsnelheid (in 0.1 m/s) gemiddeld over de laatste 10 minuten van het afgelopen uur; </text:p>
      <text:p text:style-name="P2"># FX <text:s text:c="6"/>= Hoogste windstoot (in 0.1 m/s) over het afgelopen uurvak; </text:p>
      <text:p text:style-name="P2"># T <text:s text:c="7"/>= Temperatuur (in 0.1 graden Celsius) op 1.50 m hoogte tijdens de waarneming; </text:p>
      <text:p text:style-name="P2"># T10N <text:s text:c="4"/>= Minimumtemperatuur (in 0.1 graden Celsius) op 10 cm hoogte in de afgelopen 6 uur; </text:p>
      <text:p text:style-name="P2"># TD <text:s text:c="6"/>= Dauwpuntstemperatuur (in 0.1 graden Celsius) op 1.50 m hoogte tijdens de waarneming; </text:p>
      <text:p text:style-name="P2"># SQ <text:s text:c="6"/>= Duur van de zonneschijn (in 0.1 uren) per uurvak, berekend uit globale straling <text:s/>(-1 for &lt;0.05 uur); </text:p>
      <text:p text:style-name="P2"># Q <text:s text:c="7"/>= Globale straling (in J/cm2) per uurvak; </text:p>
      <text:p text:style-name="P2"># DR <text:s text:c="6"/>= Duur van de neerslag (in 0.1 uur) per uurvak; </text:p>
      <text:p text:style-name="P2"># RH <text:s text:c="6"/>= Uursom van de neerslag (in 0.1 mm) (-1 voor &lt;0.05 mm); </text:p>
      <text:p text:style-name="P2"># P <text:s text:c="7"/>= Luchtdruk (in 0.1 hPa) herleid naar zeeniveau, tijdens de waarneming; </text:p>
      <text:p text:style-name="P2"># VV <text:s text:c="6"/>= Horizontaal zicht tijdens de waarneming (0=minder dan 100m, 1=100-200m, 2=200-300m,..., 49=4900-5000m, 50=5-6km, 56=6-7km, 57=7-8km, ..., 79=29-30km, 80=30-35km, 81=35-40km,..., 89=meer dan 70km); </text:p>
      <text:p text:style-name="P2"># N <text:s text:c="7"/>= Bewolking (bedekkingsgraad van de bovenlucht in achtsten), tijdens de waarneming (9=bovenlucht onzichtbaar); </text:p>
      <text:p text:style-name="P2"># U <text:s text:c="7"/>= Relatieve vochtigheid (in procenten) op 1.50 m hoogte tijdens de waarneming; </text:p>
      <text:p text:style-name="P2"># WW <text:s text:c="6"/>= Weercode (00-99), visueel(WW) of automatisch(WaWa) waargenomen, voor het actuele weer of het weer in het afgelopen uur. Zie http://bibliotheek.knmi.nl/scholierenpdf/weercodes_Nederland; </text:p>
      <text:p text:style-name="P2"># IX <text:s text:c="6"/>= Weercode indicator voor de wijze van waarnemen op een bemand of automatisch station (1=bemand gebruikmakend van code uit visuele waarnemingen, 2,3=bemand en weggelaten (geen belangrijk weersverschijnsel, geen gegevens), 4=automatisch en opgenomen (gebruikmakend van code uit visuele waarnemingen), 5,6=automatisch en weggelaten (geen belangrijk weersverschijnsel, geen gegevens), 7=automatisch gebruikmakend van code uit automatische waarnemingen); </text:p>
      <text:p text:style-name="P2"># M <text:s text:c="7"/>= Mist 0=niet voorgekomen, 1=wel voorgekomen in het voorgaande uur en/of tijdens de waarneming; </text:p>
      <text:p text:style-name="P2"># R <text:s text:c="7"/>= Regen 0=niet voorgekomen, 1=wel voorgekomen in het voorgaande uur en/of tijdens de waarneming; </text:p>
      <text:p text:style-name="P2"># S <text:s text:c="7"/>= Sneeuw 0=niet voorgekomen, 1=wel voorgekomen in het voorgaande uur en/of tijdens de waarneming; </text:p>
      <text:p text:style-name="P2"># O <text:s text:c="7"/>= Onweer 0=niet voorgekomen, 1=wel voorgekomen in het voorgaande uur en/of tijdens de waarneming; </text:p>
      <text:p text:style-name="P2"># Y <text:s text:c="7"/>= IJsvorming 0=niet voorgekomen, 1=wel voorgekomen in het voorgaande uur en/of tijdens de waarneming; </text:p>
      <text:p text:style-name="P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sma </meta:initial-creator>
    <meta:creation-date>2016-11-11T13:19:53.454380207</meta:creation-date>
    <dc:date>2016-11-11T15:01:36.414523855</dc:date>
    <dc:creator>Brandsma </dc:creator>
    <meta:editing-duration>PT26M22S</meta:editing-duration>
    <meta:editing-cycles>1</meta:editing-cycles>
    <meta:document-statistic meta:table-count="0" meta:image-count="0" meta:object-count="0" meta:page-count="2" meta:paragraph-count="85" meta:word-count="1022" meta:character-count="7599" meta:non-whitespace-character-count="6145"/>
    <meta:generator>LibreOffice/5.0.6.2$Linux_X86_64 LibreOffice_project/00$Build-2</meta:generator>
  </office:meta>
</office:document-meta>
</file>